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color="#3399ff" fo:font-size="20pt" style:font-size-asian="20pt" style:font-size-complex="20pt"/>
    </style:style>
    <style:style style:name="P4" style:family="paragraph" style:parent-style-name="Standard">
      <style:text-properties fo:color="#3399ff" fo:font-size="20pt" style:font-size-asian="20pt" style:font-size-complex="20pt"/>
    </style:style>
    <style:style style:name="P5" style:family="paragraph" style:parent-style-name="Standard">
      <style:text-properties fo:color="#006699" fo:font-size="36pt" style:font-size-asian="36pt" style:font-size-complex="36pt"/>
    </style:style>
    <style:style style:name="P6" style:family="paragraph" style:parent-style-name="Standard">
      <style:text-properties fo:font-size="36pt" style:font-size-asian="36pt" style:font-size-complex="36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 style:list-style-name="L1"/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99" fo:font-size="36pt" style:font-size-asian="36pt" style:font-size-complex="36pt"/>
    </style:style>
    <style:style style:name="T4" style:family="text">
      <style:text-properties fo:color="#3399ff" fo:font-size="20pt" style:font-size-asian="20pt" style:font-size-complex="20pt"/>
    </style:style>
    <style:style style:name="fr1" style:family="graphic" style:parent-style-name="Graphics">
      <style:graphic-properties fo:margin-left="0cm" fo:margin-right="0cm" fo:margin-top="2.778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2.196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3">What Are Quad Trees?</text:span></text:p>
      <text:p text:style-name="Standard"/>
      <text:p text:style-name="P3">-Tree Data structure used to represent/partition space</text:p>
      <text:p text:style-name="P3"/>
      <text:p text:style-name="P3">-root will represent the entire space</text:p>
      <text:p text:style-name="P3"/>
      <text:p text:style-name="P3">-In general – each node will have either 4 or 0 children</text:p>
      <text:p text:style-name="P3"/>
      <text:p text:style-name="P3">-General process – split sub-areas into 4 recursively</text:p>
      <text:p text:style-name="Standard"/>
      <text:p text:style-name="Standard"><draw:frame draw:style-name="fr1" draw:name="graphics1" text:anchor-type="as-char" svg:y="-16.025cm" svg:width="15.891cm" svg:height="9.252cm" draw:z-index="0"><draw:image xlink:href="http://static.notdot.net/uploads/quadtree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5"><text:tab/><text:tab/><text:tab/>Region Quad Tree</text:p>
      <text:p text:style-name="P5"/>
      <text:p text:style-name="P3">-root is entire space</text:p>
      <text:p text:style-name="P3">-4 children per node</text:p>
      <text:p text:style-name="Standard"><text:span text:style-name="T4">-Region quad tree is a type of trie – structure is independent of the values – allows us to label nodes very easily</text:span></text:p>
      <text:p text:style-name="Standard"><text:span text:style-name="T4"/></text:p>
      <text:p text:style-name="Standard"><text:span text:style-name="T4"/></text:p>
      <text:p text:style-name="Standard"><text:span text:style-name="T4"><text:tab/><text:tab/><text:tab/></text:span></text:p>
      <text:p text:style-name="Standard"/>
      <text:p text:style-name="Standard"/>
      <text:p text:style-name="Standard"/>
      <text:p text:style-name="Standard"><text:tab/><text:tab/><text:tab/>Region Quad Trees and Collission Detection</text:p>
      <text:p text:style-name="Standard"/>
      <text:p text:style-name="Standard"><text:tab/><text:tab/><text:tab/><text:tab/><text:tab/><text:span text:style-name="T2">Insertion</text:span></text:p>
      <text:p text:style-name="Standard">-Start at root, and traverse through all the quadrants the point is in. When you reach a leaf node, add <text:s/>point to list of points</text:p>
      <text:p text:style-name="Standard">-If you exceed some number of points, split the leaf into quadrants and redistribute the points</text:p>
      <text:list xml:id="list8888586117882510556" text:style-name="L1">
        <text:list-item>
          <text:p text:style-name="P8">* deletion is very similar</text:p>
        </text:list-item>
      </text:list>
      <text:p text:style-name="Standard"/>
      <text:p text:style-name="Standard"><text:tab/><text:tab/><text:tab/><text:span text:style-name="T2">Checking Neighbors</text:span></text:p>
      <text:p text:style-name="P7">-There will be times when you need to check the neighbors of a node</text:p>
      <text:p text:style-name="P7">-very simple – traverse up until you find a common ancestor, then traverse back down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2">Region Quad Application:</text:span></text:p>
      <text:p text:style-name="P6"/>
      <text:p text:style-name="P3">-Can be used to represent an image where the length and width must be powers of two</text:p>
      <text:p text:style-name="P3">-root is entire image</text:p>
      <text:p text:style-name="P3">-you keep splitting until you reach leaf nodes that only contains 0's or 1'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graphics2" text:anchor-type="as-char" svg:width="16.261cm" svg:height="12.065cm" draw:z-index="1"><draw:image xlink:href="http://news.povray.org/povray.binaries.images/attachment/%3Ck2p3709vo79hm3concehbm302l7n29io6l@4ax.com%3E/quadtree_dobbs.png?ttop=365492&amp;toff=4750" xlink:type="simple" xlink:show="embed" xlink:actuate="onLoad"/></draw:frame> </text:p>
      <text:p text:style-name="Standard"/>
      <text:p text:style-name="Standard"/>
      <text:p text:style-name="Standard"><text:tab/><text:tab/><text:tab/><text:tab/><text:tab/>PR(Point Region) QuadTree</text:p>
      <text:p text:style-name="Standard"/>
      <text:p text:style-name="P3">-very similar to a binary tree</text:p>
      <text:p text:style-name="P3"/>
      <text:p text:style-name="P3">- instead of “left” and “right”, “NW”, “NE”, “SW”, “SE”</text:p>
      <text:p text:style-name="P3"/>
      <text:p text:style-name="P3">-Divide into quadrants until each quadrant holds at most 1 point</text:p>
      <text:p text:style-name="P3">-The Nodes in this structure hold some sort of point object/structure</text:p>
      <text:p text:style-name="P3"/>
      <text:p text:style-name="P3">-point – key = coordinates</text:p>
      <text:p text:style-name="P3"/>
      <text:p text:style-name="P3"><text:soft-page-break/>-value – name,etc..</text:p>
      <text:p text:style-name="Standard"/>
      <text:p text:style-name="Standard"/>
      <text:p text:style-name="Standard">Problems</text:p>
      <text:p text:style-name="Standard"/>
      <text:p text:style-name="Standard">-points close together may cause many divisions </text:p>
      <text:p text:style-name="Standard">- for 3d you take up a lot of space – 2^d pointers for each node</text:p>
      <text:p text:style-name="Standard"/>
      <text:p text:style-name="Standard"/>
      <text:p text:style-name="Standard">https://www.youtube.com/watch?v=TJzq_kjtGT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<text:a xlink:type="simple" xlink:href="https://en.wikipedia.org/wiki/Quadtree#The_region_quadtree" text:style-name="Internet_20_link" text:visited-style-name="Visited_20_Internet_20_Link">https://en.wikipedia.org/wiki/Quadtree#The_region_quadtree</text:a></text:p>
      <text:p text:style-name="Standard">https://wiki.cs.umd.edu/cmsc420/index.php?title=PR_Quadtree</text:p>
      <text:p text:style-name="Standard">https://www.youtube.com/watch?v=7JNsP_vgvp0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4:46:52.55</dc:date>
    <dc:creator>Alan Solitar</dc:creator>
    <meta:editing-duration>PT6H55M53S</meta:editing-duration>
    <meta:editing-cycles>78</meta:editing-cycles>
    <meta:generator>OpenOffice/4.1.1$Win32 OpenOffice.org_project/411m6$Build-9775</meta:generator>
    <meta:document-statistic meta:table-count="0" meta:image-count="2" meta:object-count="0" meta:page-count="7" meta:paragraph-count="58" meta:word-count="380" meta:character-count="2495"/>
  </office:meta>
</office:document-meta>
</file>